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528cad" officeooo:paragraph-rsid="00528cad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4c724d"/>
    </style:style>
    <style:style style:name="P9" style:family="paragraph" style:parent-style-name="Text_20_body">
      <style:text-properties officeooo:paragraph-rsid="004da65a"/>
    </style:style>
    <style:style style:name="P10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T5" style:family="text">
      <style:text-properties officeooo:rsid="003cedbe"/>
    </style:style>
    <style:style style:name="T6" style:family="text">
      <style:text-properties officeooo:rsid="0042e75a"/>
    </style:style>
    <style:style style:name="T7" style:family="text">
      <style:text-properties officeooo:rsid="00448866"/>
    </style:style>
    <style:style style:name="T8" style:family="text">
      <style:text-properties officeooo:rsid="0045a0a9"/>
    </style:style>
    <style:style style:name="T9" style:family="text">
      <style:text-properties officeooo:rsid="004bbd3d"/>
    </style:style>
    <style:style style:name="T10" style:family="text">
      <style:text-properties officeooo:rsid="0014ac16"/>
    </style:style>
    <style:style style:name="T11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3852105462400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3852099512096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3852105650768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385210456467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385210530252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101998688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3852115054128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385211075609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11711590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3852111100304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38521107611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048238608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38521012096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127517360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3852111011408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3852111224912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3852110737776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385209872560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099584064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3852128940368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385212900668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128799872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3852121451008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385210018182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100074528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385205052731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5">: </text:span><text:span text:style-name="T5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3852115252768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3852113796400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3852118344272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3852113926256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3852105278960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3852100573296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4">NOUVEAU COMPTE RENDU</text:p>
      <text:p text:style-name="P4">Motif de consultation : </text:p>
      <text:p text:style-name="P4"><text:line-break/><text:line-break/><text:text-input text:description="&lt;o.motive&gt;"/></text:p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soft-page-break/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8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9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4"><text:text-input text:description="&lt;line.va_ol&gt;">&lt;va_ol&gt;</text:text-input></text:span><text:s/><text:span text:style-name="T3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8"><text:text-input text:description="&lt;if test=&quot;o.DR == True&quot;&gt;">if DR info</text:text-input><text:span text:style-name="T11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span text:style-name="T10"><text:text-input text:description="&lt;if test=&quot;o.DMLA == True&quot;&gt;">if DMLA info</text:text-input></text:span><text:span text:style-name="T10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9"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soft-page-break/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3852102474752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52112320000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52110711808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52120736256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3852124492928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3852117954048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52104563216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03T21:33:05.880108561</dc:date>
    <meta:editing-duration>P1DT17H52M33S</meta:editing-duration>
    <meta:editing-cycles>249</meta:editing-cycles>
    <meta:document-statistic meta:table-count="3" meta:image-count="1" meta:object-count="0" meta:page-count="3" meta:paragraph-count="124" meta:word-count="912" meta:character-count="4648" meta:non-whitespace-character-count="4293"/>
  </office:meta>
</office:document-meta>
</file>